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segundo passo do projeto de previsão de preços de ativos envolve a preparação e limpeza dos dados. Aqui estão algumas dicas que podem ajudar:</text:p>
      <text:list xml:id="list3106699988" text:style-name="L1">
        <text:list-item>
          <text:p text:style-name="P2">Verificar a qualidade dos dados: Verifique se há valores ausentes ou duplicados e, se necessário, remova-os ou preencha-os.</text:p>
        </text:list-item>
        <text:list-item>
          <text:p text:style-name="P2">Tratar dados inconsistentes: Verifique se há valores outliers ou valores que são significativamente diferentes dos demais e trate-os de acordo.</text:p>
        </text:list-item>
        <text:list-item>
          <text:p text:style-name="P2">Normalização dos dados: Normalize os dados para que eles estejam na mesma escala e evite problemas de dimensionalidade.</text:p>
        </text:list-item>
        <text:list-item>
          <text:p text:style-name="P2">Seleção de features: Selecione as características que você acha que são importantes para prever o preço do ativo e descarte aquelas que não são relevantes.</text:p>
        </text:list-item>
        <text:list-item>
          <text:p text:style-name="P2">Dividir os dados em treinamento e teste: Divida seus dados em dois conjuntos: um conjunto de treinamento que será usado para treinar o modelo e um conjunto de teste que será usado para avaliar o desempenho do modelo.</text:p>
        </text:list-item>
      </text:list>
      <text:p text:style-name="P1">Lembre-se de que a limpeza e preparação dos dados são crucial para o sucesso do modelo de previsão de preços de ativos. É importante gastar tempo nesse passo para garantir que seus dados estejam limpos e preparados antes de avançar para a modelagem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6:52:33.675455001</meta:creation-date>
    <dc:date>2023-01-29T16:52:57.302375163</dc:date>
    <meta:editing-duration>PT24S</meta:editing-duration>
    <meta:editing-cycles>1</meta:editing-cycles>
    <meta:document-statistic meta:table-count="0" meta:image-count="0" meta:object-count="0" meta:page-count="1" meta:paragraph-count="7" meta:word-count="192" meta:character-count="1158" meta:non-whitespace-character-count="978"/>
    <meta:generator>LibreOffice/7.3.7.2$Linux_X86_64 LibreOffice_project/30$Build-2</meta:generator>
  </office:meta>
</office:document-meta>
</file>